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60000015C82ADD0B9.png" manifest:media-type="image/png"/>
  <manifest:file-entry manifest:full-path="Pictures/100000010000032200000356518F1F7C.png" manifest:media-type="image/png"/>
  <manifest:file-entry manifest:full-path="Pictures/100000010000011B00000142889C5B5B.png" manifest:media-type="image/png"/>
  <manifest:file-entry manifest:full-path="Pictures/10000001000000C2000000E5CBFABA68.png" manifest:media-type="image/png"/>
  <manifest:file-entry manifest:full-path="Pictures/10000001000004550000035EB1A542FD.png" manifest:media-type="image/png"/>
  <manifest:file-entry manifest:full-path="Pictures/10000001000000DB0000002DAA281A3F.png" manifest:media-type="image/png"/>
  <manifest:file-entry manifest:full-path="Pictures/10000001000002BD000003582E4895AA.png" manifest:media-type="image/png"/>
  <manifest:file-entry manifest:full-path="Pictures/100000010000031800000353143E0BF0.png" manifest:media-type="image/png"/>
  <manifest:file-entry manifest:full-path="Pictures/100000010000045500000358FD63B69A.png" manifest:media-type="image/png"/>
  <manifest:file-entry manifest:full-path="Pictures/100000010000006F0000001CA144E682.png" manifest:media-type="image/png"/>
  <manifest:file-entry manifest:full-path="Pictures/10000001000006530000007C6C2D5C7F.png" manifest:media-type="image/png"/>
  <manifest:file-entry manifest:full-path="Pictures/10000001000007000000005B63E854B4.png" manifest:media-type="image/png"/>
  <manifest:file-entry manifest:full-path="Pictures/100000010000022900000247DC4A73D1.png" manifest:media-type="image/png"/>
  <manifest:file-entry manifest:full-path="Pictures/10000001000004610000033162D706E5.png" manifest:media-type="image/png"/>
  <manifest:file-entry manifest:full-path="Pictures/10000000000004B900000322EA9232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2.65cm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loext:fill-use-slide-background="false" draw:textarea-horizontal-align="justify" draw:textarea-vertical-align="middle" draw:auto-grow-height="false" fo:min-height="3.75cm" fo:min-width="8.3cm" fo:padding-top="0.175cm" fo:padding-bottom="0.175cm" fo:padding-left="0.3cm" fo:padding-right="0.3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9.413cm" loext:decorative="false"/>
      <style:paragraph-properties style:writing-mode="lr-tb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loext:fill-use-slide-background="false" draw:textarea-horizontal-align="justify" draw:textarea-vertical-align="middle" draw:auto-grow-height="false" fo:min-height="4.05cm" fo:min-width="8.2cm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8.422cm" loext:decorative="false"/>
      <style:paragraph-properties style:writing-mode="lr-tb"/>
    </style:style>
    <style:style style:name="gr8" style:family="graphic" style:parent-style-name="standard">
      <style:graphic-properties svg:stroke-width="0.1cm" svg:stroke-color="#ff0000" draw:marker-start-width="0.35cm" draw:marker-end-width="0.35cm" draw:fill="none" loext:fill-use-slide-background="false" draw:textarea-horizontal-align="justify" draw:textarea-vertical-align="middle" draw:auto-grow-height="false" fo:min-height="8.45cm" fo:min-width="3.2cm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7cm" fo:min-width="9.413cm" loext:decorative="false"/>
      <style:paragraph-properties style:writing-mode="lr-tb"/>
    </style:style>
    <style:style style:name="gr10" style:family="graphic" style:parent-style-name="standard">
      <style:graphic-properties svg:stroke-width="0.1cm" svg:stroke-color="#ff0000" draw:marker-start-width="0.35cm" draw:marker-end-width="0.35cm" draw:fill="none" loext:fill-use-slide-background="false" draw:textarea-horizontal-align="justify" draw:textarea-vertical-align="middle" draw:auto-grow-height="false" fo:min-height="4.05cm" fo:min-width="3.175cm" fo:padding-top="0.175cm" fo:padding-bottom="0.175cm" fo:padding-left="0.3cm" fo:padding-right="0.3cm" loext:decorative="false"/>
    </style:style>
    <style:style style:name="gr11" style:family="graphic" style:parent-style-name="objectwithoutfill">
      <style:graphic-properties svg:stroke-width="0.1cm" svg:stroke-color="#ff0000" draw:marker-start-width="0.35cm" draw:marker-end="線の終点_20_1" draw:marker-end-width="0.45cm" draw:fill="none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cm" fo:min-width="8.412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657cm, 0cm)" draw:image-opacity="100%" style:mirror="none" loext:decorative="false"/>
    </style:style>
    <style:style style:name="gr14" style:family="graphic" style:parent-style-name="standard">
      <style:graphic-properties draw:fill="solid" draw:fill-color="#000000" draw:textarea-horizontal-align="justify" draw:textarea-vertical-align="middle" draw:auto-grow-height="false" fo:min-height="0.471cm" fo:min-width="19.222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1cm" svg:stroke-color="#ff0000" draw:marker-start-width="0.35cm" draw:marker-end-width="0.35cm" draw:fill="none" loext:fill-use-slide-background="false" draw:textarea-horizontal-align="justify" draw:textarea-vertical-align="middle" draw:auto-grow-height="false" fo:min-height="0.291cm" fo:min-width="3.175cm" fo:padding-top="0.175cm" fo:padding-bottom="0.175cm" fo:padding-left="0.3cm" fo:padding-right="0.3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8.34cm" loext:decorative="false"/>
      <style:paragraph-properties style:writing-mode="lr-tb"/>
    </style:style>
    <style:style style:name="gr17" style:family="graphic" style:parent-style-name="standard">
      <style:graphic-properties svg:stroke-width="0.1cm" svg:stroke-color="#ff0000" draw:marker-start-width="0.35cm" draw:marker-end-width="0.35cm" draw:fill="none" loext:fill-use-slide-background="false" draw:textarea-horizontal-align="justify" draw:textarea-vertical-align="middle" draw:auto-grow-height="false" fo:min-height="0.65cm" fo:min-width="3.175cm" fo:padding-top="0.175cm" fo:padding-bottom="0.175cm" fo:padding-left="0.3cm" fo:padding-right="0.3cm" loext:decorative="false"/>
    </style:style>
    <style:style style:name="gr18" style:family="graphic" style:parent-style-name="standard">
      <style:graphic-properties svg:stroke-width="0.1cm" svg:stroke-color="#ff0000" draw:marker-start-width="0.35cm" draw:marker-end-width="0.35cm" draw:fill="none" loext:fill-use-slide-background="false" draw:textarea-horizontal-align="justify" draw:textarea-vertical-align="middle" draw:auto-grow-height="false" fo:min-height="0.691cm" fo:min-width="0.8cm" fo:padding-top="0.175cm" fo:padding-bottom="0.175cm" fo:padding-left="0.3cm" fo:padding-right="0.3cm" loext:decorative="false"/>
    </style:style>
    <style:style style:name="gr19" style:family="graphic" style:parent-style-name="standard">
      <style:graphic-properties svg:stroke-width="0.1cm" svg:stroke-color="#ff0000" draw:marker-start-width="0.35cm" draw:marker-end-width="0.35cm" draw:fill="none" loext:fill-use-slide-background="false" draw:textarea-horizontal-align="justify" draw:textarea-vertical-align="middle" draw:auto-grow-height="false" fo:min-height="1.05cm" fo:min-width="20cm" fo:padding-top="0.175cm" fo:padding-bottom="0.175cm" fo:padding-left="0.3cm" fo:padding-right="0.3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4cm" fo:min-width="12.509cm" loext:decorative="false"/>
      <style:paragraph-properties style:writing-mode="lr-tb"/>
    </style:style>
    <style:style style:name="gr21" style:family="graphic" style:parent-style-name="standard">
      <style:graphic-properties svg:stroke-width="0.1cm" svg:stroke-color="#ff0000" draw:marker-start-width="0.35cm" draw:marker-end-width="0.35cm" draw:fill="none" loext:fill-use-slide-background="false" draw:textarea-horizontal-align="justify" draw:textarea-vertical-align="middle" draw:auto-grow-height="false" fo:min-height="1.05cm" fo:min-width="3.4cm" fo:padding-top="0.175cm" fo:padding-bottom="0.175cm" fo:padding-left="0.3cm" fo:padding-right="0.3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11.56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3.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13.541cm" loext:decorative="false"/>
      <style:paragraph-properties style:writing-mode="lr-tb"/>
    </style:style>
    <style:style style:name="gr25" style:family="graphic" style:parent-style-name="standard">
      <style:graphic-properties svg:stroke-width="0.1cm" svg:stroke-color="#ff0000" draw:marker-start-width="0.35cm" draw:marker-end-width="0.35cm" draw:fill="none" loext:fill-use-slide-background="false" draw:textarea-horizontal-align="justify" draw:textarea-vertical-align="middle" draw:auto-grow-height="false" fo:min-height="0.05cm" fo:min-width="3.175cm" fo:padding-top="0.175cm" fo:padding-bottom="0.175cm" fo:padding-left="0.3cm" fo:padding-right="0.3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9.01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0.276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4cm" fo:min-width="12.689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6.276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1cm" fo:min-width="6.276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6.276cm" loext:decorative="false"/>
      <style:paragraph-properties style:writing-mode="lr-tb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標準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ff0000" loext:opacity="100%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000000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color="#ff0000" loext:opacity="100%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13.744cm" svg:height="14.108cm" svg:x="0cm" svg:y="0.892cm">
          <draw:image xlink:href="Pictures/100000010000032200000356518F1F7C.png" xlink:type="simple" xlink:show="embed" xlink:actuate="onLoad" draw:mime-type="image/png">
            <text:p/>
          </draw:image>
        </draw:frame>
        <draw:frame draw:style-name="gr1" draw:text-style-name="P1" draw:layer="layout" svg:width="13.744cm" svg:height="14.108cm" svg:x="14.2cm" svg:y="0.892cm">
          <draw:image xlink:href="Pictures/100000010000032200000356518F1F7C.png" xlink:type="simple" xlink:show="embed" xlink:actuate="onLoad" draw:mime-type="image/png">
            <text:p/>
          </draw:image>
        </draw:frame>
        <draw:frame draw:style-name="gr1" draw:text-style-name="P1" draw:layer="layout" svg:width="11.788cm" svg:height="13.119cm" svg:x="14.838cm" svg:y="1.881cm">
          <draw:image xlink:href="Pictures/100000010000011B00000142889C5B5B.png" xlink:type="simple" xlink:show="embed" xlink:actuate="onLoad" draw:mime-type="image/png">
            <text:p/>
          </draw:image>
        </draw:frame>
        <draw:frame draw:style-name="gr1" draw:text-style-name="P1" draw:layer="layout" svg:width="8.024cm" svg:height="9.472cm" svg:x="16.9cm" svg:y="3.728cm">
          <draw:image xlink:href="Pictures/10000001000000C2000000E5CBFABA68.png" xlink:type="simple" xlink:show="embed" xlink:actuate="onLoad" draw:mime-type="image/png">
            <text:p/>
          </draw:image>
        </draw:frame>
        <draw:custom-shape draw:style-name="gr2" draw:text-style-name="P2" draw:layer="layout" svg:width="3.6cm" svg:height="3.8cm" svg:x="12.192cm" svg:y="5.6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draw:style-name="gr1" draw:text-style-name="P1" draw:layer="layout" svg:width="12.896cm" svg:height="15.749cm" svg:x="2.531cm" svg:y="0.029cm">
          <draw:image xlink:href="Pictures/10000001000002BD000003582E4895AA.png" xlink:type="simple" xlink:show="embed" xlink:actuate="onLoad" draw:mime-type="image/png">
            <text:p/>
          </draw:image>
        </draw:frame>
        <draw:custom-shape draw:style-name="gr4" draw:text-style-name="P1" draw:layer="layout" svg:width="8.8cm" svg:height="4cm" svg:x="7.1cm" svg:y="6.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9.913cm" svg:height="0.844cm" svg:x="16.3cm" svg:y="8cm">
          <draw:text-box>
            <text:p><text:span text:style-name="T1">←この部分は上下中央でなく上寄せに変更</text:span></text:p>
          </draw:text-box>
        </draw:frame>
        <draw:custom-shape draw:style-name="gr6" draw:text-style-name="P1" draw:layer="layout" svg:width="8.8cm" svg:height="4.4cm" svg:x="7.1cm" svg:y="11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8.922cm" svg:height="0.844cm" svg:x="16.3cm" svg:y="12.6cm">
          <draw:text-box>
            <text:p><text:span text:style-name="T1">←この部分は無駄な余白のためカット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draw:style-name="gr1" draw:text-style-name="P1" draw:layer="layout" svg:width="14.656cm" svg:height="15.749cm" svg:x="1.2cm" svg:y="0.029cm">
          <draw:image xlink:href="Pictures/100000010000031800000353143E0BF0.png" xlink:type="simple" xlink:show="embed" xlink:actuate="onLoad" draw:mime-type="image/png">
            <text:p/>
          </draw:image>
        </draw:frame>
        <draw:custom-shape draw:style-name="gr8" draw:text-style-name="P1" draw:layer="layout" svg:width="3.8cm" svg:height="8.8cm" svg:x="6.4cm" svg:y="6.6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9.913cm" svg:height="1.437cm" svg:x="16.4cm" svg:y="6.8cm">
          <draw:text-box>
            <text:p><text:span text:style-name="T1">この部分は無駄な余白のためカットする。</text:span></text:p>
            <text:p><text:span text:style-name="T1">表示させないようにするということ。</text:span></text:p>
          </draw:text-box>
        </draw:frame>
        <draw:custom-shape draw:style-name="gr10" draw:text-style-name="P1" draw:layer="layout" svg:width="3.775cm" svg:height="4.4cm" svg:x="6.425cm" svg:y="1.8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6.4cm" svg:y1="7.6cm" svg:x2="10.2cm" svg:y2="7.6cm">
          <text:p/>
        </draw:line>
        <draw:frame draw:style-name="gr12" draw:text-style-name="P4" draw:layer="layout" svg:width="8.912cm" svg:height="2.03cm" svg:x="16.4cm" svg:y="3.001cm">
          <draw:text-box>
            <text:p><text:span text:style-name="T1">この部分が必要な内容。</text:span></text:p>
            <text:p><text:span text:style-name="T1">しっかりと見えるように</text:span></text:p>
            <text:p><text:span text:style-name="T1">できるだけ画面一杯に表示させたい。</text:span></text:p>
          </draw:text-box>
        </draw:frame>
        <draw:line draw:style-name="gr11" draw:text-style-name="P1" draw:layer="layout" svg:x1="16.4cm" svg:y1="3.801cm" svg:x2="10.2cm" svg:y2="3.801cm">
          <text:p/>
        </draw:lin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draw:style-name="gr1" draw:text-style-name="P1" draw:layer="layout" svg:width="20.262cm" svg:height="15.749cm" svg:x="3.948cm" svg:y="0.029cm">
          <draw:image xlink:href="Pictures/10000001000004550000035EB1A542FD.png" xlink:type="simple" xlink:show="embed" xlink:actuate="onLoad" draw:mime-type="image/png">
            <text:p/>
          </draw:image>
        </draw:frame>
        <draw:frame draw:style-name="gr13" draw:text-style-name="P1" draw:layer="layout" svg:width="20.262cm" svg:height="1.758cm" svg:x="3.948cm" svg:y="6.041cm">
          <draw:image xlink:href="Pictures/10000001000004560000015C82ADD0B9.png" xlink:type="simple" xlink:show="embed" xlink:actuate="onLoad" draw:mime-type="image/png">
            <text:p/>
          </draw:image>
        </draw:frame>
        <draw:custom-shape draw:style-name="gr14" draw:text-style-name="P6" draw:layer="layout" svg:width="19.8cm" svg:height="0.799cm" svg:x="4.2cm" svg:y="7cm">
          <text:p text:style-name="P5"><text:span text:style-name="T2">Answer</text:span><text:span text:style-name="T2">　（</text:span><text:span text:style-name="T2">00:03:31</text:span><text:span text:style-name="T2">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" draw:text-style-name="P1" draw:layer="layout" svg:width="3.898cm" svg:height="0.8cm" svg:x="3.948cm" svg:y="5.4cm">
          <draw:image xlink:href="Pictures/10000001000000DB0000002DAA281A3F.png" xlink:type="simple" xlink:show="embed" xlink:actuate="onLoad" draw:mime-type="image/png">
            <text:p/>
          </draw:image>
        </draw:frame>
        <draw:custom-shape draw:style-name="gr15" draw:text-style-name="P1" draw:layer="layout" svg:width="3.775cm" svg:height="0.641cm" svg:x="3.948cm" svg:y="5.4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8.84cm" svg:height="0.844cm" svg:x="8.8cm" svg:y="4.156cm">
          <draw:text-box>
            <text:p><text:span text:style-name="T1">ストップウォッチの位置を変更</text:span></text:p>
          </draw:text-box>
        </draw:frame>
        <draw:line draw:style-name="gr11" draw:text-style-name="P1" draw:layer="layout" svg:x1="10.4cm" svg:y1="5cm" svg:x2="7.904cm" svg:y2="5.6cm">
          <text:p/>
        </draw:line>
        <draw:custom-shape draw:style-name="gr17" draw:text-style-name="P1" draw:layer="layout" svg:width="3.775cm" svg:height="1cm" svg:x="13.625cm" svg:y="7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9cm" svg:y1="9.6cm" svg:x2="16.4cm" svg:y2="8.4cm">
          <text:p/>
        </draw:line>
        <draw:frame draw:style-name="gr16" draw:text-style-name="P4" draw:layer="layout" svg:width="8.84cm" svg:height="0.844cm" svg:x="15cm" svg:y="9.556cm">
          <draw:text-box>
            <text:p><text:span text:style-name="T1">ストップウォッチをここに表示</text:span></text:p>
          </draw:text-box>
        </draw:frame>
        <draw:custom-shape draw:style-name="gr18" draw:text-style-name="P1" draw:layer="layout" svg:width="1.4cm" svg:height="1.041cm" svg:x="13cm" svg:y="5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4" draw:layer="layout" svg:width="8.84cm" svg:height="0.844cm" svg:x="16.96cm" svg:y="4.756cm">
          <draw:text-box>
            <text:p><text:span text:style-name="T1">二重丸ボタンを削除</text:span></text:p>
          </draw:text-box>
        </draw:frame>
        <draw:custom-shape draw:style-name="gr19" draw:text-style-name="P1" draw:layer="layout" svg:width="20.6cm" svg:height="1.4cm" svg:x="4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6.921cm" svg:y1="5.432cm" svg:x2="14.425cm" svg:y2="6.032cm">
          <text:p/>
        </draw:line>
        <draw:line draw:style-name="gr11" draw:text-style-name="P1" draw:layer="layout" svg:x1="6.4cm" svg:y1="9.8cm" svg:x2="4.904cm" svg:y2="8.2cm">
          <text:p/>
        </draw:line>
        <draw:frame draw:style-name="gr20" draw:text-style-name="P4" draw:layer="layout" svg:width="13.009cm" svg:height="2.054cm" svg:x="4.06cm" svg:y="9.956cm">
          <draw:text-box>
            <text:p><text:span text:style-name="T1">二重丸ボタンの代わりに</text:span><text:span text:style-name="T1">Answer</text:span><text:span text:style-name="T1">ボタンを設置。</text:span></text:p>
            <text:p><text:span text:style-name="T1">「</text:span><text:span text:style-name="T1">Answer</text:span><text:span text:style-name="T1">」の部分は</text:span><text:span text:style-name="T1">1</text:span><text:span text:style-name="T1">秒間隔でふわっと点滅させる。</text:span></text:p>
            <text:p><text:span text:style-name="T1">押したら</text:span><text:span text:style-name="T1">Answer</text:span><text:span text:style-name="T1">ボタンを消して解答と</text:span><text:span text:style-name="T1">note</text:span><text:span text:style-name="T1">を表示する。</text:span></text:p>
          </draw:text-box>
        </draw:frame>
        <draw:custom-shape draw:style-name="gr21" draw:text-style-name="P1" draw:layer="layout" svg:width="4cm" svg:height="1.4cm" svg:x="12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5cm" svg:y1="13cm" svg:x2="13.8cm" svg:y2="14cm">
          <text:p/>
        </draw:line>
        <draw:frame draw:style-name="gr22" draw:text-style-name="P4" draw:layer="layout" svg:width="12.06cm" svg:height="1.445cm" svg:x="10.36cm" svg:y="12.2cm">
          <draw:text-box>
            <text:p><text:span text:style-name="T1">Answer</text:span><text:span text:style-name="T1">ボタンが押されるまでは＜＞ボタンを灰色で</text:span></text:p>
            <text:p><text:span text:style-name="T1">押せなくする</text:span></text:p>
          </draw:text-box>
        </draw:frame>
        <draw:line draw:style-name="gr11" draw:text-style-name="P1" draw:layer="layout" svg:x1="24.4cm" svg:y1="13.6cm" svg:x2="23.2cm" svg:y2="14.6cm">
          <text:p/>
        </draw:line>
        <draw:frame draw:style-name="gr23" draw:text-style-name="P4" draw:layer="layout" svg:width="4cm" svg:height="0.844cm" svg:x="22.8cm" svg:y="12.8cm">
          <draw:text-box>
            <text:p><text:span text:style-name="T1">変更なし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draw:style-name="gr1" draw:text-style-name="P1" draw:layer="layout" svg:width="20.404cm" svg:height="15.749cm" svg:x="3.877cm" svg:y="0.029cm">
          <draw:image xlink:href="Pictures/100000010000045500000358FD63B69A.png" xlink:type="simple" xlink:show="embed" xlink:actuate="onLoad" draw:mime-type="image/png">
            <text:p/>
          </draw:image>
        </draw:frame>
        <draw:frame draw:style-name="gr1" draw:text-style-name="P1" draw:layer="layout" svg:width="2.036cm" svg:height="0.512cm" svg:x="4.164cm" svg:y="7.361cm">
          <draw:image xlink:href="Pictures/100000010000006F0000001CA144E682.png" xlink:type="simple" xlink:show="embed" xlink:actuate="onLoad" draw:mime-type="image/png">
            <text:p/>
          </draw:image>
        </draw:frame>
        <draw:custom-shape draw:style-name="gr15" draw:text-style-name="P1" draw:layer="layout" svg:width="3.775cm" svg:height="0.641cm" svg:x="3.977cm" svg:y="7.244cm">
          <text:p/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14.041cm" svg:height="1.445cm" svg:x="8.829cm" svg:y="6.1cm">
          <draw:text-box>
            <text:p><text:span text:style-name="T1">Answer</text:span><text:span text:style-name="T1">を押したら、その時のストップウォッチの停止時間を</text:span></text:p>
            <text:p><text:span text:style-name="T1">ここに表示する</text:span></text:p>
          </draw:text-box>
        </draw:frame>
        <draw:line draw:style-name="gr11" draw:text-style-name="P1" draw:layer="layout" svg:x1="9cm" svg:y1="6.944cm" svg:x2="7.933cm" svg:y2="7.544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draw:style-name="gr1" draw:text-style-name="P1" draw:layer="layout" svg:width="27.999cm" svg:height="2.143cm" svg:x="0.079cm" svg:y="0.757cm">
          <draw:image xlink:href="Pictures/10000001000006530000007C6C2D5C7F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1.42cm" svg:x="0.079cm" svg:y="5.3cm">
          <draw:image xlink:href="Pictures/10000001000007000000005B63E854B4.png" xlink:type="simple" xlink:show="embed" xlink:actuate="onLoad" draw:mime-type="image/png">
            <text:p/>
          </draw:image>
        </draw:frame>
        <draw:frame draw:style-name="gr16" draw:text-style-name="P4" draw:layer="layout" svg:width="8.84cm" svg:height="0.844cm" svg:x="10.4cm" svg:y="3.456cm">
          <draw:text-box>
            <text:p><text:span text:style-name="T1">スプレッドシートの列の構成を変更</text:span></text:p>
          </draw:text-box>
        </draw:frame>
        <draw:line draw:style-name="gr11" draw:text-style-name="P1" draw:layer="layout" svg:x1="9.8cm" svg:y1="3.3cm" svg:x2="9.8cm" svg:y2="4.557cm">
          <text:p/>
        </draw:line>
        <draw:frame draw:style-name="gr1" draw:text-style-name="P1" draw:layer="layout" svg:width="7.4cm" svg:height="7.801cm" svg:x="3.4cm" svg:y="7.596cm">
          <draw:image xlink:href="Pictures/100000010000022900000247DC4A73D1.png" xlink:type="simple" xlink:show="embed" xlink:actuate="onLoad" draw:mime-type="image/png">
            <text:p/>
          </draw:image>
        </draw:frame>
        <draw:custom-shape draw:style-name="gr25" draw:text-style-name="P1" draw:layer="layout" svg:width="3.775cm" svg:height="0.4cm" svg:x="3.725cm" svg:y="9.8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1.4cm" svg:y1="6.4cm" svg:x2="7.4cm" svg:y2="9.857cm">
          <text:p/>
        </draw:line>
        <draw:frame draw:style-name="gr26" draw:text-style-name="P4" draw:layer="layout" svg:width="9.51cm" svg:height="0.852cm" svg:x="0.29cm" svg:y="7.148cm">
          <draw:text-box>
            <text:p><text:span text:style-name="T1">ここには、</text:span><text:span text:style-name="T1">Q_Title</text:span><text:span text:style-name="T1">の列の情報を反映する</text:span></text:p>
          </draw:text-box>
        </draw:frame>
        <draw:line draw:style-name="gr11" draw:text-style-name="P1" draw:layer="layout" svg:x1="17.4cm" svg:y1="6.6cm" svg:x2="7.6cm" svg:y2="11.6cm">
          <text:p/>
        </draw:line>
        <draw:custom-shape draw:style-name="gr25" draw:text-style-name="P1" draw:layer="layout" svg:width="3.775cm" svg:height="0.4cm" svg:x="3.725cm" svg:y="11.6cm">
          <text:p/>
          <draw:enhanced-geometry svg:viewBox="0 0 21600 21600" draw:type="rectangle" draw:enhanced-path="M 0 0 L 21600 0 21600 21600 0 21600 0 0 Z N"/>
        </draw:custom-shape>
        <draw:frame draw:style-name="gr27" draw:text-style-name="P4" draw:layer="layout" svg:width="10.776cm" svg:height="0.852cm" svg:x="13cm" svg:y="8.748cm">
          <draw:text-box>
            <text:p><text:span text:style-name="T1">ここには、</text:span><text:span text:style-name="T1">Answer_Title</text:span><text:span text:style-name="T1">の列の情報を反映する</text:span></text:p>
          </draw:text-box>
        </draw:frame>
        <draw:frame draw:style-name="gr28" draw:text-style-name="P4" draw:layer="layout" svg:width="13.189cm" svg:height="2.054cm" svg:x="13.024cm" svg:y="10.948cm">
          <draw:text-box>
            <text:p><text:span text:style-name="T1">Category List</text:span><text:span text:style-name="T1">、ポップアップについても</text:span></text:p>
            <text:p><text:span text:style-name="T1">Japanese</text:span><text:span text:style-name="T1">、</text:span><text:span text:style-name="T1">English</text:span><text:span text:style-name="T1">という固定の文字ではなく、それぞれ</text:span></text:p>
            <text:p><text:span text:style-name="T1">Q_Title</text:span><text:span text:style-name="T1">、</text:span><text:span text:style-name="T1">A_Title</text:span><text:span text:style-name="T1">の列の情報を反映する。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draw:style-name="gr1" draw:text-style-name="P1" draw:layer="layout" svg:width="21.609cm" svg:height="15.749cm" svg:x="0.2cm" svg:y="0.029cm">
          <draw:image xlink:href="Pictures/10000001000004610000033162D706E5.png" xlink:type="simple" xlink:show="embed" xlink:actuate="onLoad" draw:mime-type="image/png">
            <text:p/>
          </draw:image>
        </draw:frame>
        <draw:line draw:style-name="gr11" draw:text-style-name="P1" draw:layer="layout" svg:x1="22.4cm" svg:y1="5.4cm" svg:x2="21cm" svg:y2="7.2cm">
          <text:p/>
        </draw:line>
        <draw:frame draw:style-name="gr29" draw:text-style-name="P4" draw:layer="layout" svg:width="6.776cm" svg:height="1.453cm" svg:x="21.724cm" svg:y="13cm">
          <draw:text-box>
            <text:p><text:span text:style-name="T1">START</text:span><text:span text:style-name="T1">ボタンの下の</text:span></text:p>
            <text:p><text:span text:style-name="T1">margin-bottom</text:span><text:span text:style-name="T1">は</text:span><text:span text:style-name="T1">5px</text:span><text:span text:style-name="T1">に変更</text:span></text:p>
          </draw:text-box>
        </draw:frame>
        <draw:frame draw:style-name="gr30" draw:text-style-name="P4" draw:layer="layout" svg:width="6.776cm" svg:height="2.631cm" svg:x="21.724cm" svg:y="2.769cm">
          <draw:text-box>
            <text:p><text:span text:style-name="T1">全体のスクロールはさせ</text:span></text:p>
            <text:p><text:span text:style-name="T1">ないように変更。</text:span></text:p>
            <text:p><text:span text:style-name="T1">スクロールの対象は</text:span></text:p>
            <text:p><text:span text:style-name="T1">List</text:span><text:span text:style-name="T1">のみとする。</text:span></text:p>
          </draw:text-box>
        </draw:frame>
        <draw:line draw:style-name="gr11" draw:text-style-name="P1" draw:layer="layout" svg:x1="22.6cm" svg:y1="11.8cm" svg:x2="21.2cm" svg:y2="13.6cm">
          <text:p/>
        </draw:line>
        <draw:frame draw:style-name="gr31" draw:text-style-name="P4" draw:layer="layout" svg:width="6.776cm" svg:height="2.639cm" svg:x="21.724cm" svg:y="8.961cm">
          <draw:text-box>
            <text:p><text:span text:style-name="T1">List</text:span><text:span text:style-name="T1">と</text:span><text:span text:style-name="T1">START</text:span><text:span text:style-name="T1">ボタンの</text:span></text:p>
            <text:p><text:span text:style-name="T1">間に背景画像が見れる</text:span></text:p>
            <text:p><text:span text:style-name="T1">ように適切に間隔をとる。</text:span></text:p>
            <text:p><text:span text:style-name="T1">List</text:span><text:span text:style-name="T1">の高さを調整する。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draw:style-name="gr32" draw:text-style-name="P2" draw:layer="layout" svg:width="23.741cm" svg:height="15.749cm" svg:x="2.188cm" svg:y="0.029cm">
          <draw:image xlink:href="Pictures/10000000000004B900000322EA92326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" draw:display-name="線の終点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5T07:44:47.166997800</meta:creation-date>
    <dc:date>2025-11-20T19:49:32.606444400</dc:date>
    <meta:editing-duration>PT2H1M38S</meta:editing-duration>
    <meta:editing-cycles>10</meta:editing-cycles>
    <meta:generator>LibreOffice/25.2.6.2$Windows_X86_64 LibreOffice_project/729c5bfe710f5eb71ed3bbde9e06a6065e9c6c5d</meta:generator>
    <meta:document-statistic meta:object-count="99"/>
  </office:meta>
</office:document-meta>
</file>